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2.291cm" fo:margin-left="-0.053cm" fo:margin-top="0cm" fo:margin-bottom="0cm" table:align="left"/>
    </style:style>
    <style:style style:name="Table1.A" style:family="table-column">
      <style:table-column-properties style:column-width="12.291cm"/>
    </style:style>
    <style:style style:name="Table1.1" style:family="table-row">
      <style:table-row-properties style:min-row-height="3.21cm" fo:keep-together="auto"/>
    </style:style>
    <style:style style:name="Table1.A1" style:family="table-cell">
      <style:table-cell-properties style:vertical-align="" fo:padding-left="0.053cm" fo:padding-right="0.053cm" fo:padding-top="0cm" fo:padding-bottom="0cm" fo:border="none"/>
    </style:style>
    <style:style style:name="Table1.4" style:family="table-row">
      <style:table-row-properties style:min-row-height="3.605cm" fo:keep-together="auto"/>
    </style:style>
    <style:style style:name="Table1.6" style:family="table-row">
      <style:table-row-properties style:min-row-height="4.791cm" fo:keep-together="auto"/>
    </style:style>
    <style:style style:name="Table1.18" style:family="table-row">
      <style:table-row-properties style:min-row-height="4.001cm" fo:keep-together="auto"/>
    </style:style>
    <style:style style:name="Table1.31" style:family="table-row">
      <style:table-row-properties style:min-row-height="4.454cm" fo:keep-together="auto"/>
    </style:style>
    <style:style style:name="Table1.32" style:family="table-row">
      <style:table-row-properties style:min-row-height="3.711cm" fo:keep-together="auto"/>
    </style:style>
    <style:style style:name="Table1.33" style:family="table-row">
      <style:table-row-properties style:min-row-height="3.374cm" fo:keep-together="auto"/>
    </style:style>
    <style:style style:name="Table1.34" style:family="table-row">
      <style:table-row-properties style:min-row-height="4.184cm" fo:keep-together="auto"/>
    </style:style>
    <style:style style:name="Table1.35" style:family="table-row">
      <style:table-row-properties style:min-row-height="5.163cm" fo:keep-together="auto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T1" style:family="text">
      <style:text-properties style:font-name="Liberation Sans"/>
    </style:style>
    <style:style style:name="T2" style:family="text">
      <style:text-properties officeooo:rsid="0012d6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1. Which of the following statements is TRUE?<text:line-break/>The endpoint of \(\vec{SR}\) is \(R\).<text:line-break/>*Opposite rays are collinear.<text:line-break/>A line has length and width.<text:line-break/>The length of a ray can be measued.<text:line-break/></text:p>
          </table:table-cell>
        </table:table-row>
        <table:table-row table:style-name="Table1.1">
          <table:table-cell table:style-name="Table1.A1" office:value-type="string">
            <text:p text:style-name="P1">2. Which of these CAN be a right triangle?<text:line-break/>oblique<text:line-break/>acute<text:line-break/>*isosceles<text:line-break/>equilateral<text:line-break/></text:p>
          </table:table-cell>
        </table:table-row>
        <table:table-row table:style-name="Table1.1">
          <table:table-cell table:style-name="Table1.A1" office:value-type="string">
            <text:p text:style-name="P1">3. In triangle BED, with right angle at B, what is the hypotenuse?<text:line-break/>\(\overline{BE}\)<text:line-break/>*\(\overline{ED}\)<text:line-break/>\(\overline{BD}\)<text:line-break/>cannot de determined<text:line-break/></text:p>
          </table:table-cell>
        </table:table-row>
        <table:table-row table:style-name="Table1.4">
          <table:table-cell table:style-name="Table1.A1" office:value-type="string">
            <text:p text:style-name="P1">4. Refer to the figure: Given \(m\angle 2 = 62^\circ\) and \(m\angle 3 = 92^\circ\). <text:s/>Find \(m\angle 4\). <text:line-break/>\(36^\circ\)<text:line-break/>\(105^\circ\)<text:line-break/>\(134^\circ\)<text:line-break/>*\(154^\circ\)<text:line-break/></text:p>
          </table:table-cell>
        </table:table-row>
        <table:table-row table:style-name="Table1.4">
          <table:table-cell table:style-name="Table1.A1" office:value-type="string">
            <text:p text:style-name="P1">5. ARGO is a parallelogram. If \(m\<text:span text:style-name="T2">angle</text:span> A = 77^\circ\), then \(m\angle G = \) _____.<text:line-break/>*\(77^\circ\)<text:line-break/>\(103^\circ\)<text:line-break/>\(123^\circ\)<text:line-break/>\(123^\circ\)<text:line-break/></text:p>
          </table:table-cell>
        </table:table-row>
        <table:table-row table:style-name="Table1.6">
          <table:table-cell table:style-name="Table1.A1" office:value-type="string">
            <text:p text:style-name="P1">6. Which of the following statements are TRUE?<text:line-break/> <text:s text:c="4"/><text:span text:style-name="T1">I. A square is a rectangle<text:line-break/> <text:s text:c="4"/>II. A square is a rhombus.<text:line-break/> <text:s text:c="4"/>III. A parallelogram is a rhombus.<text:line-break/> <text:s text:c="4"/>IV. A rectangle is a parallelogram.</text:span><text:line-break/>I and II only<text:line-break/>I and IV only<text:line-break/>*I, II, and IV only<text:line-break/>I, II, III, and IV<text:line-break/></text:p>
          </table:table-cell>
        </table:table-row>
        <table:table-row table:style-name="Table1.1">
          <table:table-cell table:style-name="Table1.A1" office:value-type="string">
            <text:p text:style-name="P1">7. If lines r and s are parallel, which of the following pairs of angles are congruent?<text:line-break/>\(\angle 3\) and \(\angle 6\)<text:line-break/><text:soft-page-break/>\(\angle 5\) and \(\angle 6\)<text:line-break/>\(\angle 2\) and \(\angle 7\)<text:line-break/>*\(\angle 4\) and \(\angle 6\)<text:line-break/></text:p>
          </table:table-cell>
        </table:table-row>
        <table:table-row table:style-name="Table1.1">
          <table:table-cell table:style-name="Table1.A1" office:value-type="string">
            <text:p text:style-name="P1">8. Find the measure of \(\angle 1\) in the figure.<text:line-break/>*\(25^\circ\)<text:line-break/>\(45^\circ\)<text:line-break/>\(126^\circ\)<text:line-break/>\(155^\circ\)<text:line-break/></text:p>
          </table:table-cell>
        </table:table-row>
        <table:table-row table:style-name="Table1.4">
          <table:table-cell table:style-name="Table1.A1" office:value-type="string">
            <text:p text:style-name="P1">9. The measurement of the complement of an angle is three times the measurement of the angle. <text:s/>What is the measure of the angle?<text:line-break/>*\(22.5^\circ\)<text:line-break/>\(45^\circ\)<text:line-break/>\(67.5^\circ\)<text:line-break/>\(135^\circ\)<text:line-break/></text:p>
          </table:table-cell>
        </table:table-row>
        <table:table-row table:style-name="Table1.1">
          <table:table-cell table:style-name="Table1.A1" office:value-type="string">
            <text:p text:style-name="P1">10. What is the measure of each interior angle of a regular heptagon?<text:line-break/>*\(128.6^\circ\)<text:line-break/>\(140.5^\circ\)<text:line-break/>\(720^\circ\)<text:line-break/>\(900^\circ\)<text:line-break/></text:p>
          </table:table-cell>
        </table:table-row>
        <table:table-row table:style-name="Table1.4">
          <table:table-cell table:style-name="Table1.A1" office:value-type="string">
            <text:p text:style-name="P1">11. The angles of a triangle are in the ratio 1:3:5. What is the largest of these angles?<text:line-break/>\(20^\circ\)<text:line-break/>\(60^\circ\)<text:line-break/>\(80^\circ\)<text:line-break/>*\(100^\circ\)<text:line-break/></text:p>
          </table:table-cell>
        </table:table-row>
        <table:table-row table:style-name="Table1.1">
          <table:table-cell table:style-name="Table1.A1" office:value-type="string">
            <text:p text:style-name="P1">12. Which of these figures cannot be the sides of a triangle?<text:line-break/>1, 3, 3<text:line-break/>1, 1, 1<text:line-break/>6, 12, 8<text:line-break/>*5, 10, 4<text:line-break/></text:p>
          </table:table-cell>
        </table:table-row>
        <table:table-row table:style-name="Table1.1">
          <table:table-cell table:style-name="Table1.A1" office:value-type="string">
            <text:p text:style-name="P1">13. The area of a square is 144 sq. cm. <text:s/>What is its perimeter?<text:line-break/>12 cm<text:line-break/>15 cm<text:line-break/>*48 cm<text:line-break/>72 cm<text:line-break/></text:p>
          </table:table-cell>
        </table:table-row>
        <table:table-row table:style-name="Table1.4">
          <table:table-cell table:style-name="Table1.A1" office:value-type="string">
            <text:p text:style-name="P1">14. What is the area of the largest circle that can be cut out of a square paper whose side is 40 cm?<text:line-break/>62.8 sq. cm.<text:line-break/><text:soft-page-break/>84 sq. cm.<text:line-break/>524 sq. cm.<text:line-break/>*1,256 sq. cm.<text:line-break/></text:p>
          </table:table-cell>
        </table:table-row>
        <table:table-row table:style-name="Table1.6">
          <table:table-cell table:style-name="Table1.A1" office:value-type="string">
            <text:p text:style-name="P1">15. The graph shows the number of socks, belts, handkerchiefs, and neckties sold by a store in one week. <text:s/>The names of the items are missing from the graph. <text:s/>Socks were the items most often sold, and fewer neckties than any other item were sold. <text:s/>More belts than handkerchiefs were sold. <text:s/>How many belts were sold?<text:line-break/>80<text:line-break/>90<text:line-break/>*120<text:line-break/>140<text:line-break/></text:p>
          </table:table-cell>
        </table:table-row>
        <table:table-row table:style-name="Table1.4">
          <table:table-cell table:style-name="Table1.A1" office:value-type="string">
            <text:p text:style-name="P1">16. A card is picked at random from an ordinary deck of cards. <text:s/>Find the probability of picking a black ace?<text:line-break/>1/2<text:line-break/>1/4<text:line-break/>1/13<text:line-break/>*1/26<text:line-break/></text:p>
          </table:table-cell>
        </table:table-row>
        <table:table-row table:style-name="Table1.4">
          <table:table-cell table:style-name="Table1.A1" office:value-type="string">
            <text:p text:style-name="P1">17. A card is picked at random from an ordinary deck of cards. <text:s/>Find the probability of picking a card that is not a heart.<text:line-break/>1/13<text:line-break/>1/4<text:line-break/>1/2<text:line-break/>*3/4<text:line-break/></text:p>
          </table:table-cell>
        </table:table-row>
        <table:table-row table:style-name="Table1.18">
          <table:table-cell table:style-name="Table1.A1" office:value-type="string">
            <text:p text:style-name="P1">18. Each of six faces of a certain cube is painted either green or blue. <text:s/>When the cube is tossed, the probability of the cube landing with the blue face up is 2/3. <text:s/>How many faces are green?<text:line-break/>one<text:line-break/>*two<text:line-break/>three<text:line-break/>four<text:line-break/></text:p>
          </table:table-cell>
        </table:table-row>
        <table:table-row table:style-name="Table1.4">
          <table:table-cell table:style-name="Table1.A1" office:value-type="string">
            <text:p text:style-name="P1">19. A card is selected at random from 50 cards numbered from 1 to 50. <text:s/>What is the probability that the number on the card is a prime number?<text:line-break/>*3/10<text:line-break/>2/5<text:line-break/>8/25<text:line-break/>7/25<text:line-break/></text:p>
          </table:table-cell>
        </table:table-row>
        <table:table-row table:style-name="Table1.4">
          <table:table-cell table:style-name="Table1.A1" office:value-type="string">
            <text:p text:style-name="P1">20. A pair of dice is thrown. <text:s/>What is the probability of throwing a double number (e.g., 3, 3)?<text:line-break/>1/3<text:line-break/>*1/6<text:line-break/><text:soft-page-break/>1/12<text:line-break/>1/36<text:line-break/></text:p>
          </table:table-cell>
        </table:table-row>
        <table:table-row table:style-name="Table1.4">
          <table:table-cell table:style-name="Table1.A1" office:value-type="string">
            <text:p text:style-name="P1">21. In how many ways can the first, second, and third places be chosen from a group of 9 contestants?<text:line-break/>72<text:line-break/>*504<text:line-break/>720<text:line-break/>9!<text:line-break/></text:p>
          </table:table-cell>
        </table:table-row>
        <table:table-row table:style-name="Table1.1">
          <table:table-cell table:style-name="Table1.A1" office:value-type="string">
            <text:p text:style-name="P1">22. In how many ways can 6 people be seated around a circular table?<text:line-break/>720<text:line-break/>600<text:line-break/>540<text:line-break/>*120<text:line-break/></text:p>
          </table:table-cell>
        </table:table-row>
        <table:table-row table:style-name="Table1.4">
          <table:table-cell table:style-name="Table1.A1" office:value-type="string">
            <text:p text:style-name="P1">23. How many combinations can be made from the letters A, B, C, and D if the letters are taken 2 at a time?<text:line-break/>3<text:line-break/>4<text:line-break/>5<text:line-break/>*6<text:line-break/></text:p>
          </table:table-cell>
        </table:table-row>
        <table:table-row table:style-name="Table1.4">
          <table:table-cell table:style-name="Table1.A1" office:value-type="string">
            <text:p text:style-name="P1">24. In how many ways can two swimmers be chosen from a group of six swimmers?<text:line-break/>*15<text:line-break/>30<text:line-break/>45<text:line-break/>90<text:line-break/></text:p>
          </table:table-cell>
        </table:table-row>
        <table:table-row table:style-name="Table1.18">
          <table:table-cell table:style-name="Table1.A1" office:value-type="string">
            <text:p text:style-name="P1">25. A coffee shop offers 5 flavors of coffee: mocha, cappuccino, espresso, vanilla, and latte. Coffee may be served hot or cold and it comes in tall, regular,and short sizes. In how many ways can the costumer order his/her coffee?<text:line-break/>3 ways<text:line-break/>10 ways<text:line-break/>24 ways<text:line-break/>*30 ways<text:line-break/></text:p>
          </table:table-cell>
        </table:table-row>
        <table:table-row table:style-name="Table1.1">
          <table:table-cell table:style-name="Table1.A1" office:value-type="string">
            <text:p text:style-name="P1">26. Find the number of distinct permutations of the letters in the word 'CLASS’?<text:line-break/>*60<text:line-break/>120<text:line-break/>180<text:line-break/>360<text:line-break/></text:p>
          </table:table-cell>
        </table:table-row>
        <text:soft-page-break/>
        <table:table-row table:style-name="Table1.4">
          <table:table-cell table:style-name="Table1.A1" office:value-type="string">
            <text:p text:style-name="P1">27. How many 3-digit, numbers can be formed from the digits 1-8, if the digits can be repeated?<text:line-break/>336<text:line-break/>436<text:line-break/>*512<text:line-break/>524<text:line-break/></text:p>
          </table:table-cell>
        </table:table-row>
        <table:table-row table:style-name="Table1.4">
          <table:table-cell table:style-name="Table1.A1" office:value-type="string">
            <text:p text:style-name="P1">28. How many 3-digit numbers can be formed from 1, 2, 3, 4, and 5 if the 3-digit numbers form odd numbers and the digits may be repeated?<text:line-break/>*75<text:line-break/>100<text:line-break/>112<text:line-break/>125<text:line-break/></text:p>
          </table:table-cell>
        </table:table-row>
        <table:table-row table:style-name="Table1.1">
          <table:table-cell table:style-name="Table1.A1" office:value-type="string">
            <text:p text:style-name="P1">29. How many sets of answers are possible for an 6-item true or false test?<text:line-break/>12 <text:s/><text:line-break/>36<text:line-break/>*64<text:line-break/>128<text:line-break/></text:p>
          </table:table-cell>
        </table:table-row>
        <table:table-row table:style-name="Table1.18">
          <table:table-cell table:style-name="Table1.A1" office:value-type="string">
            <text:p text:style-name="P1">30. Mario had three test scores of 78,76, and 74, while Kristyn had scores of 72, 82, and 74. How did Mario’s average (mean) score compare with Kristyn's average score?<text:line-break/>Mario’s was 1 point higher.<text:line-break/>Mario’s was 1 point lower.<text:line-break/>*Both averages were the same.<text:line-break/>Mario’s was 2 points lower.<text:line-break/></text:p>
          </table:table-cell>
        </table:table-row>
        <table:table-row table:style-name="Table1.31">
          <table:table-cell table:style-name="Table1.A1" office:value-type="string">
            <text:p text:style-name="P1">31. Mr. Marquez gave a mathematics test to a group of students. The distribution of the scores is as follows:<text:line-break/><text:line-break/><text:line-break/><text:line-break/><text:line-break/><text:line-break/><text:line-break/><text:line-break/><text:line-break/>How many pupils took the test?<text:line-break/>25<text:line-break/>*24<text:line-break/>22<text:line-break/>12<text:line-break/></text:p>
          </table:table-cell>
        </table:table-row>
        <table:table-row table:style-name="Table1.32">
          <table:table-cell table:style-name="Table1.A1" office:value-type="string">
            <text:p text:style-name="P1">32. What is the size of the interval of the frequency distribution?<text:line-break/><text:line-break/><text:line-break/><text:soft-page-break/><text:line-break/><text:line-break/><text:line-break/><text:line-break/><text:line-break/><text:line-break/><text:line-break/>2<text:line-break/>3<text:line-break/>4<text:line-break/>*5<text:line-break/></text:p>
          </table:table-cell>
        </table:table-row>
        <table:table-row table:style-name="Table1.33">
          <table:table-cell table:style-name="Table1.A1" office:value-type="string">
            <text:p text:style-name="P1">33. What is the computed mean value?<text:line-break/>*13.6<text:line-break/>14.1<text:line-break/>12<text:line-break/>15.4<text:line-break/></text:p>
          </table:table-cell>
        </table:table-row>
        <table:table-row table:style-name="Table1.34">
          <table:table-cell table:style-name="Table1.A1" office:value-type="string">
            <text:p text:style-name="P1">34. Which of the following performed best and with least variability in the test?<text:line-break/><text:line-break/><text:line-break/><text:line-break/><text:line-break/><text:line-break/><text:line-break/><text:line-break/><text:line-break/><text:line-break/>I-Magalang<text:line-break/>*I-Masunurin<text:line-break/>I-Masipag<text:line-break/>I-Matipid<text:line-break/></text:p>
          </table:table-cell>
        </table:table-row>
        <table:table-row table:style-name="Table1.35">
          <table:table-cell table:style-name="Table1.A1" office:value-type="string">
            <text:p text:style-name="P1">35. The table shows the student's grades and the corresponding number of units for each subject. <text:s/>What is the mean (average) of the grades?<text:line-break/><text:line-break/><text:line-break/><text:line-break/><text:line-break/><text:line-break/><text:line-break/><text:line-break/><text:line-break/><text:line-break/><text:line-break/><text:line-break/><text:line-break/><text:soft-page-break/><text:line-break/>88.9<text:line-break/>89<text:line-break/>90<text:line-break/>*90.7<text:line-break/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e Leon Uro</meta:initial-creator>
    <meta:creation-date>2023-06-01T15:15:12.759435979</meta:creation-date>
    <dc:date>2023-06-01T16:23:33.868348478</dc:date>
    <dc:creator>Justine Leon Uro</dc:creator>
    <meta:editing-duration>PT7M10S</meta:editing-duration>
    <meta:editing-cycles>1</meta:editing-cycles>
    <meta:document-statistic meta:table-count="1" meta:image-count="0" meta:object-count="0" meta:page-count="7" meta:paragraph-count="35" meta:word-count="949" meta:character-count="5194" meta:non-whitespace-character-count="4169"/>
    <meta:generator>LibreOffice/6.1.5.2$Linux_X86_64 LibreOffice_project/10$Build-2</meta:generator>
  </office:meta>
</office:document-meta>
</file>